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MS Shell DLg" svg:font-family="'MS Shell DLg'"/>
    <style:font-face style:name="MS Shell Dlg" svg:font-family="'MS Shell Dlg'"/>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1.138cm" fo:margin-right="4.974cm" fo:text-indent="0cm" style:auto-text-indent="false"/>
      <style:text-properties fo:color="#000000" style:font-name="Verdana" fo:font-size="12pt" style:font-name-asian="MS Shell Dlg" style:font-size-asian="12pt" style:font-name-complex="MS Shell Dlg" style:font-size-complex="12pt"/>
    </style:style>
    <style:style style:name="P2" style:family="paragraph" style:parent-style-name="Standard">
      <style:paragraph-properties fo:margin-left="1.138cm" fo:margin-right="4.974cm" fo:text-indent="0cm" style:auto-text-indent="false" style:text-autospace="none">
        <style:tab-stops>
          <style:tab-stop style:position="0.781cm"/>
        </style:tab-stops>
      </style:paragraph-properties>
      <style:text-properties fo:color="#000000" style:font-name="Verdana" fo:font-size="12pt" style:font-name-asian="MS Shell DLg" style:font-size-asian="12pt" style:font-name-complex="MS Shell DLg" style:font-size-complex="12pt"/>
    </style:style>
    <style:style style:name="P3" style:family="paragraph" style:parent-style-name="Standard">
      <style:paragraph-properties fo:margin-left="1.138cm" fo:margin-right="4.974cm" fo:text-indent="0cm" style:auto-text-indent="false" style:text-autospace="none"/>
      <style:text-properties style:use-window-font-color="true" style:font-name="Verdana" fo:font-size="12pt" style:font-name-asian="Arial1" style:font-size-asian="12pt" style:font-name-complex="Arial1" style:font-size-complex="12pt"/>
    </style:style>
    <style:style style:name="P4" style:family="paragraph" style:parent-style-name="Standard">
      <style:paragraph-properties fo:margin-left="1.138cm" fo:margin-right="4.974cm" fo:margin-top="0.176cm" fo:margin-bottom="0.176cm" fo:text-indent="0cm" style:auto-text-indent="false" style:text-autospace="none"/>
      <style:text-properties style:use-window-font-color="true" style:font-name="Verdana" fo:font-size="12pt" style:font-name-asian="MS Shell DLg" style:font-size-asian="12pt" style:font-name-complex="MS Shell DLg" style:font-size-complex="12pt"/>
    </style:style>
    <style:style style:name="P5" style:family="paragraph" style:parent-style-name="Standard">
      <style:paragraph-properties fo:margin-left="1.138cm" fo:margin-right="4.974cm" fo:margin-top="0.176cm" fo:margin-bottom="0.176cm" fo:text-indent="0cm" style:auto-text-indent="false" style:text-autospace="none">
        <style:tab-stops>
          <style:tab-stop style:position="0.781cm"/>
        </style:tab-stops>
      </style:paragraph-properties>
      <style:text-properties style:use-window-font-color="true" style:font-name="Verdana" fo:font-size="12pt" style:font-name-asian="MS Shell DLg" style:font-size-asian="12pt" style:font-name-complex="MS Shell DLg" style:font-size-complex="12pt"/>
    </style:style>
    <style:style style:name="P6" style:family="paragraph" style:parent-style-name="Standard">
      <style:paragraph-properties fo:margin-left="1.138cm" fo:margin-right="4.974cm" fo:margin-top="0.176cm" fo:margin-bottom="0.176cm" fo:text-indent="0cm" style:auto-text-indent="false" style:text-autospace="none"/>
      <style:text-properties fo:color="#000000" style:font-name="Verdana" fo:font-size="12pt" style:font-name-asian="MS Shell DLg" style:font-size-asian="12pt" style:font-name-complex="MS Shell DLg"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y English test asked me to define enunciation in my own words. <text:s/>I wrote “Meerklop werp skample bleep a woop woop speekbob”. <text:s/></text:p>
      <text:p text:style-name="P1"/>
      <text:p text:style-name="P1">I like to make my own words. Here is one of them: Qwertyuious. One who is respectful of others via the internet is qwertuious. <text:s/>This is spelled almost entirely by dragging your finger on the top row.</text:p>
      <text:p text:style-name="P1"/>
      <text:p text:style-name="P1">My brother has hearing aids, because he listened to things without wearing a condom.</text:p>
      <text:p text:style-name="P1"/>
      <text:p text:style-name="P3">Ever since that horse joined the town council I can't get any bills passed! (horses say neigh)</text:p>
      <text:p text:style-name="P3"/>
      <text:p text:style-name="P3">Big and Tall's Men's Clothing ... Fat &amp; Ugly's Pie and Cake</text:p>
      <text:p text:style-name="P3"/>
      <text:p text:style-name="P3">Michelle's book has an interesting title I think: "Beginner's Finnish"</text:p>
      <text:p text:style-name="P3"/>
      <text:p text:style-name="P3">My university tax form has tables, numbers and boxes with small font. Totally fitting into your average form stereotype. Damn form. Stop conforming to the norm you form.</text:p>
      <text:p text:style-name="P3"/>
      <text:p text:style-name="P3">There was this gravel parking lot near an apartment that had a sign up saying "Tenants only". 11 is too many.</text:p>
      <text:p text:style-name="P3"/>
      <text:p text:style-name="P3">PCP party---&gt; Parents, Chips, and PCP</text:p>
      <text:p text:style-name="P3"/>
      <text:p text:style-name="P3">I seen a woman with a litter of puppies sprawled out on her lawn. That's disgusting. Throw your litter in the trash.</text:p>
      <text:p text:style-name="P3"/>
      <text:p text:style-name="P3">Recycling: Going for a bike ride, and then doing it again.</text:p>
      <text:p text:style-name="P3"/>
      <text:p text:style-name="P3">How long does it take for a nap to become a rest to become a sleep.</text:p>
      <text:p text:style-name="P3"/>
      <text:p text:style-name="P3">Sandwiches sounds like sand witches which sounds scary!</text:p>
      <text:p text:style-name="P3"/>
      <text:p text:style-name="P3">Stereotypes are a type of stereo where the beats are <text:soft-page-break/>fresh and the rhymes are scary, yo!</text:p>
      <text:p text:style-name="P3"/>
      <text:p text:style-name="P3">"My English esse is busy writing an English essay" says Juan Pedro.</text:p>
      <text:p text:style-name="P3"/>
      <text:p text:style-name="P3">Repairman--- male<text:line-break/>Repairwoman---female<text:line-break/>Repairwolf---???</text:p>
      <text:p text:style-name="P3"/>
      <text:p text:style-name="P2">King of many....Duke of Few!</text:p>
      <text:p text:style-name="P2"/>
      <text:p text:style-name="P2">I don't think we need west east south or west anymore. I mean left right up or down are fine. Although the directions will be hard to get used to </text:p>
      <text:p text:style-name="P2">"You go up 21st down avenue and take a right on 4th left street.</text:p>
      <text:p text:style-name="P2"/>
      <text:p text:style-name="P4">People have favorite letters. When they know there going to be writing a word with a lot of their favorite letter in it they get excited for a second. Yes! There are so many F's in RIFFRAFF. My favorite letter is lower case L. Because it's just a line. If you fuck up an l, maybe your just not cut out for writing. <text:s/>more: <text:s/>(RATTATATTATORY, RAZZLEDAZZLE)</text:p>
      <text:p text:style-name="P6">X is a t with terrible posture.</text:p>
      <text:p text:style-name="P6">Whenever you try and write how many words you have written you have to keep trying. I wrote 17 words so far. <text:s/>Oh fuck! I wrote 23 now i guess. Cock! I wont be able to finish this sentence until Achilles catches that tortoise.</text:p>
      <text:p text:style-name="P6">Guilt Trip...Proud Journey</text:p>
      <text:p text:style-name="P5">I don't want to win the jackpot. I want to win the Stevepot.</text:p>
      <text:p text:style-name="P5">Bakers bake, Shoppers shop... What do cucumbers do?</text:p>
      <text:p text:style-name="P5">The love boat... The rape yaught. </text:p>
      <text:p text:style-name="P5">I'm going to open a business that sells fake fake snow to film studios who are making movies about making movies in the winter, in the summer. Because fake snow doesn't look like fake snow on camera. It looks like snow.</text:p>
      <text:p text:style-name="P5"><text:soft-page-break/>Oooh Baby... Fill your Inbox with my messages!</text:p>
      <text:p text:style-name="P5">Jewspaper...</text:p>
      <text:p text:style-name="P5">Jack hit the jackpot playing blackjack.</text:p>
      <text:p text:style-name="P5">Squeegee is a fun word.</text:p>
      <text:p text:style-name="P5">Space Shuttle Skuttle</text:p>
      <text:p text:style-name="P5">I think I'm going to go nap for a handful of jiffies.</text:p>
      <text:p text:style-name="P5">Theres a time for breakdancing and theres a time for taxes!</text:p>
      <text:p text:style-name="P5">Future Shop!?</text:p>
      <text:p text:style-name="P5">Tear down this wall of hate. And rebuild it with bricks of hope and equality. In the middle we will build a gate of friendship</text:p>
      <text:p text:style-name="P5">The Blindenburg and the Stonecutters have competitions to see who can be more secretive.</text:p>
      <text:p text:style-name="P5">University University City</text:p>
      <text:p text:style-name="P5">Chemistry rappers:</text:p>
      <text:p text:style-name="P5">MC Delta T Intro P and Killa Jewels</text:p>
      <text:p text:style-name="P5">Jew-rnal</text:p>
      <text:p text:style-name="P5">That doesn't make sense it makes dollars.</text:p>
      <text:p text:style-name="P5">Kool-Aid <text:s text:c="2"/>Antisocial-Aid</text:p>
      <text:p text:style-name="P5">I hooked up with a Milk Crate at the box social but cardboard was there and it was akward.</text:p>
      <text:p text:style-name="P5">I anticipainted my garage.</text:p>
      <text:p text:style-name="P5">Zig Zag Zug...Zig Zag in 3 dimensions.</text:p>
      <text:p text:style-name="P5">I Mexican do whatever I want.</text:p>
      <text:p text:style-name="P5">Complemintary mints</text:p>
      <text:p text:style-name="P5">Dinosaurs- Dinosores</text:p>
      <text:p text:style-name="P5">triPod- 3 ipods</text:p>
      <text:p text:style-name="P5">Jackpot pie</text:p>
      <text:p text:style-name="P5"/>
      <text:p text:style-name="P5"><text:soft-page-break/>Carpet world is hiring: Mandatory rug test</text:p>
      <text:p text:style-name="P5"/>
      <text:p text:style-name="P5">“Oh my god what a cute pet! What is it?”<text:line-break/>“It's a Peeve! I got it at the chewing loudly and humming while at work store!”</text:p>
      <text:p text:style-name="P5">rapper--&gt; Poppa Rot-C </text:p>
      <text:p text:style-name="P5">I wish I knew someone named Willy in Jail... You know... so I could hold the sign... FREE WILLY.</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S Shell DLg" svg:font-family="'MS Shell DLg'"/>
    <style:font-face style:name="MS Shell Dlg" svg:font-family="'MS Shell Dlg'"/>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olton Phillips</meta:initial-creator>
    <meta:creation-date>2009-04-28T21:02:10.54</meta:creation-date>
    <dc:date>2010-01-12T01:31:37.10</dc:date>
    <dc:creator>Colton Phillips</dc:creator>
    <meta:editing-duration>PT02H11M01S</meta:editing-duration>
    <meta:editing-cycles>17</meta:editing-cycles>
    <meta:generator>OpenOffice.org/3.1$Win32 OpenOffice.org_project/310m19$Build-9420</meta:generator>
    <meta:document-statistic meta:table-count="0" meta:image-count="0" meta:object-count="0" meta:page-count="4" meta:paragraph-count="55" meta:word-count="711" meta:character-count="3851"/>
    <meta:user-defined meta:name="Info 1"/>
    <meta:user-defined meta:name="Info 2"/>
    <meta:user-defined meta:name="Info 3"/>
    <meta:user-defined meta:name="Info 4"/>
  </office:meta>
</office:document-meta>
</file>